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2000000033FF1204CD83CBCA28.png" manifest:media-type="image/png"/>
  <manifest:file-entry manifest:full-path="Pictures/1000034D000002D600000498F15D41D665CE923C.svg" manifest:media-type="image/svg+xml"/>
  <manifest:file-entry manifest:full-path="Pictures/100000010000016800000024D74563417349EB9E.png" manifest:media-type="image/png"/>
  <manifest:file-entry manifest:full-path="Pictures/100011C70000203000000339D8ED6AEB28F0B2FA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Filled_20_Red" style:list-style-name="L2">
      <style:graphic-properties svg:stroke-width="0cm" svg:stroke-color="#3465a4" draw:marker-start="" draw:marker-start-width="0.2cm" draw:marker-start-center="false" draw:marker-end="" draw:marker-end-width="0.2cm" draw:marker-end-center="false" draw:opacity="100%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2" style:family="graphic" style:parent-style-name="Filled_20_Red" style:list-style-name="L2">
      <style:graphic-properties svg:stroke-width="0cm" svg:stroke-color="#3465a4" draw:marker-start="" draw:marker-start-width="0.2cm" draw:marker-start-center="false" draw:marker-end="" draw:marker-end-width="0.2cm" draw:marker-end-center="false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a933" draw:opacity="100%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a933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5" style:family="graphic" style:parent-style-name="standard" style:list-style-name="L2">
      <style:graphic-properties draw:stroke="none" svg:stroke-width="0cm" svg:stroke-color="#2a6099" draw:marker-start="" draw:marker-start-width="0.2cm" draw:marker-start-center="false" draw:marker-end="" draw:marker-end-width="0.2cm" draw:marker-end-center="false" draw:fill="solid" draw:fill-color="#800080" draw:opacity="100%" draw:textarea-horizontal-align="justify" draw:textarea-vertical-align="middle" draw:auto-grow-height="false" fo:min-height="0.484cm" fo:min-width="0.20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6" style:family="graphic" style:parent-style-name="standard" style:list-style-name="L2">
      <style:graphic-properties draw:stroke="none" svg:stroke-width="0cm" svg:stroke-color="#2a6099" draw:marker-start="" draw:marker-start-width="0.2cm" draw:marker-start-center="false" draw:marker-end="" draw:marker-end-width="0.2cm" draw:marker-end-center="false" draw:fill="solid" draw:fill-color="#80008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3465a4" draw:opacity="100%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3465a4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000000" draw:marker-end="Arrowheads_20_1" draw:marker-end-width="0.3cm" draw:fill="none" draw:fill-color="#000000" draw:textarea-vertical-align="middle"/>
    </style:style>
    <style:style style:name="gr1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3465a4" draw:opacity="100%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1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3465a4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1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a933" draw:opacity="100%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15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a933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16" style:family="graphic" style:parent-style-name="standard" style:list-style-name="L2">
      <style:graphic-properties draw:stroke="none" svg:stroke-width="0.1cm" svg:stroke-color="#999999" draw:marker-start="" draw:marker-start-width="0.35cm" draw:marker-start-center="false" draw:marker-end="" draw:marker-end-width="0.35cm" draw:marker-end-center="false" draw:fill="solid" draw:fill-color="#cccccc" draw:opacity="100%" draw:opacity-name="Transparency_20_8" draw:textarea-horizontal-align="justify" draw:textarea-vertical-align="middle" draw:auto-grow-height="false" fo:min-height="1.772cm" fo:min-width="1.522cm" fo:padding-top="0.175cm" fo:padding-bottom="0.175cm" fo:padding-left="0.3cm" fo:padding-right="0.3cm" fo:wrap-option="wrap" draw:shadow="hidden" draw:shadow-offset-x="0.071cm" draw:shadow-offset-y="0.071cm" draw:shadow-color="#dee6ef"/>
    </style:style>
    <style:style style:name="gr17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4000" draw:opacity="100%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400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/>
    </style:style>
    <style:style style:name="gr19" style:family="graphic" style:parent-style-name="standard" style:list-style-name="L2">
      <style:graphic-properties draw:stroke="solid" svg:stroke-width="0.1cm" svg:stroke-color="#999999" draw:marker-start="" draw:marker-start-width="0.35cm" draw:marker-start-center="false" draw:marker-end="" draw:marker-end-width="0.35cm" draw:marker-end-center="false" draw:fill="none" draw:fill-color="#cccccc" draw:textarea-horizontal-align="justify" draw:textarea-vertical-align="middle" draw:auto-grow-height="false" fo:min-height="1.772cm" fo:min-width="1.522cm" fo:padding-top="0.175cm" fo:padding-bottom="0.175cm" fo:padding-left="0.3cm" fo:padding-right="0.3cm" fo:wrap-option="wrap" draw:shadow="hidden" draw:shadow-offset-x="0.071cm" draw:shadow-offset-y="-0.071cm" draw:shadow-color="#dee6ef"/>
    </style:style>
    <style:style style:name="P1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fo:font-style="normal" fo:text-shadow="none" style:text-underline-style="none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a933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80008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3465a4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solid" draw:fill-color="#cccccc" draw:opacity="100%" draw:opacity-name="Transparency_20_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4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cm" svg:height="1cm" svg:x="15.36cm" svg:y="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2.275cm" svg:height="1.401cm" svg:x="14.724cm" svg:y="24.053cm" svg:viewBox="0 0 2276 1402" svg:d="M55 750c110-228 268-417 458-549s405-201 625-201c219 0 435 69 625 201s348 321 458 549c20 42 39 86 55 130-109 128-240 236-387 321-228 132-487 201-750 201s-522-69-750-201c-148-85-279-194-389-323 17-43 35-86 55-128z">
            <text:p/>
          </draw:path>
        </draw:g>
        <draw:custom-shape draw:style-name="gr3" draw:text-style-name="P2" draw:layer="layout" svg:width="1cm" svg:height="1cm" svg:x="9.08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2" draw:layer="layout" svg:width="2.275cm" svg:height="1.401cm" svg:x="8.474cm" svg:y="3.852cm" svg:viewBox="0 0 2276 1402" svg:d="M55 750c110-228 268-417 458-549s405-201 625-201c219 0 435 69 625 201s348 321 458 549c20 42 39 86 55 130-109 128-240 236-387 321-228 132-487 201-750 201s-522-69-750-201c-148-85-279-194-389-323 17-43 35-86 55-128z">
          <text:p/>
        </draw:path>
        <draw:g draw:name="Avatar 2">
          <draw:custom-shape draw:style-name="gr5" draw:text-style-name="P3" draw:layer="layout" svg:width="1cm" svg:height="1.036cm" svg:x="3.111cm" svg:y="2.7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3" draw:layer="layout" svg:width="2.275cm" svg:height="1.401cm" svg:x="2.474cm" svg:y="3.848cm" svg:viewBox="0 0 2276 1402" svg:d="M55 750c110-228 268-417 458-549s405-201 625-201c219 0 435 69 625 201s348 321 458 549c20 42 39 86 55 130-109 128-240 236-387 321-228 132-487 201-750 201s-522-69-750-201c-148-85-279-194-389-323 17-43 35-86 55-128z">
            <text:p/>
          </draw:path>
        </draw:g>
        <draw:g draw:name="Avatar 3">
          <draw:custom-shape draw:style-name="gr7" draw:text-style-name="P4" draw:layer="layout" svg:width="1cm" svg:height="1cm" svg:x="16.611cm" svg:y="2.7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8" draw:text-style-name="P4" draw:layer="layout" svg:width="2.275cm" svg:height="1.401cm" svg:x="15.974cm" svg:y="3.848cm" svg:viewBox="0 0 2276 1402" svg:d="M55 750c110-228 268-417 458-549s405-201 625-201c219 0 435 69 625 201s348 321 458 549c20 42 39 86 55 130-109 128-240 236-387 321-228 132-487 201-750 201s-522-69-750-201c-148-85-279-194-389-323 17-43 35-86 55-128z">
            <text:p/>
          </draw:path>
        </draw:g>
        <draw:frame draw:style-name="gr9" draw:text-style-name="P5" draw:layer="layout" svg:width="3.283cm" svg:height="0.962cm" svg:x="2cm" svg:y="5.75cm">
          <draw:text-box>
            <text:p>composer</text:p>
          </draw:text-box>
        </draw:frame>
        <draw:frame draw:style-name="gr9" draw:text-style-name="P5" draw:layer="layout" svg:width="3.88cm" svg:height="0.962cm" svg:x="11.75cm" svg:y="2.536cm">
          <draw:text-box>
            <text:p>sound wave</text:p>
          </draw:text-box>
        </draw:frame>
        <draw:frame draw:style-name="gr10" draw:text-style-name="P6" draw:layer="layout" svg:width="4cm" svg:height="1.233cm" svg:x="12cm" svg:y="3.748cm">
          <draw:image xlink:href="Pictures/100011C70000203000000339D8ED6AEB28F0B2FA.svg" xlink:type="simple" xlink:show="embed" xlink:actuate="onLoad" draw:mime-type="image/svg+xml">
            <text:p/>
          </draw:image>
          <draw:image xlink:href="Pictures/100000010000016800000024D74563417349EB9E.png" xlink:type="simple" xlink:show="embed" xlink:actuate="onLoad" draw:mime-type="image/png"/>
        </draw:frame>
        <draw:line draw:style-name="gr11" draw:text-style-name="P7" draw:layer="layout" svg:x1="5.5cm" svg:y1="4.498cm" svg:x2="8.25cm" svg:y2="4.498cm">
          <text:p/>
        </draw:line>
        <draw:frame draw:style-name="gr10" draw:text-style-name="P6" draw:layer="layout" svg:width="0.725cm" svg:height="1.175cm" svg:x="6.525cm" svg:y="3.573cm">
          <draw:image xlink:href="Pictures/1000034D000002D600000498F15D41D665CE923C.svg" xlink:type="simple" xlink:show="embed" xlink:actuate="onLoad" draw:mime-type="image/svg+xml">
            <text:p/>
          </draw:image>
          <draw:image xlink:href="Pictures/100000010000002000000033FF1204CD83CBCA28.png" xlink:type="simple" xlink:show="embed" xlink:actuate="onLoad" draw:mime-type="image/png"/>
          <svg:title>quaver</svg:title>
        </draw:frame>
        <draw:g draw:name="Avatar 1">
          <draw:custom-shape draw:style-name="gr12" draw:text-style-name="P4" draw:layer="layout" svg:width="1cm" svg:height="1cm" svg:x="17.887cm" svg:y="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3" draw:text-style-name="P4" draw:layer="layout" svg:width="2.275cm" svg:height="1.401cm" svg:x="17.25cm" svg:y="3.35cm" svg:viewBox="0 0 2276 1402" svg:d="M55 750c110-228 268-417 458-549s405-201 625-201c219 0 435 69 625 201s348 321 458 549c20 42 39 86 55 130-109 128-240 236-387 321-228 132-487 201-750 201s-522-69-750-201c-148-85-279-194-389-323 17-43 35-86 55-128z">
            <text:p/>
          </draw:path>
        </draw:g>
        <draw:custom-shape draw:style-name="gr14" draw:text-style-name="P2" draw:layer="layout" svg:width="1cm" svg:height="1cm" svg:x="10.361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2" draw:layer="layout" svg:width="2.275cm" svg:height="1.401cm" svg:x="9.724cm" svg:y="3.598cm" svg:viewBox="0 0 2276 1402" svg:d="M55 750c110-228 268-417 458-549s405-201 625-201c219 0 435 69 625 201s348 321 458 549c20 42 39 86 55 130-109 128-240 236-387 321-228 132-487 201-750 201s-522-69-750-201c-148-85-279-194-389-323 17-43 35-86 55-128z">
          <text:p/>
        </draw:path>
        <draw:g draw:name="Avatar 4">
          <draw:custom-shape draw:style-name="gr16" draw:text-style-name="P8" draw:layer="layout" svg:width="3cm" svg:height="3cm" svg:x="2.5cm" svg:y="11.2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7" draw:text-style-name="P9" draw:layer="layout" svg:width="1cm" svg:height="1cm" svg:x="3.5cm" svg:y="11.7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9" draw:layer="layout" svg:width="2.275cm" svg:height="1.401cm" svg:x="2.863cm" svg:y="12.814cm" svg:viewBox="0 0 2276 1402" svg:d="M55 750c110-228 268-417 458-549s405-201 625-201c219 0 435 69 625 201s348 321 458 549c20 42 39 86 55 130-109 128-240 236-387 321-228 132-487 201-750 201s-522-69-750-201c-148-85-279-194-389-323 17-43 35-86 55-128z">
            <text:p/>
          </draw:path>
          <draw:custom-shape draw:style-name="gr19" draw:text-style-name="P10" draw:layer="layout" svg:width="3cm" svg:height="3cm" svg:x="2.5cm" svg:y="11.2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8" draw:display-name="Transparency 8" draw:style="radial" draw:cx="50%" draw:cy="50%" draw:start="100%" draw:end="0%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17:30:12.830599806</meta:creation-date>
    <dc:date>2023-02-06T20:29:16.583261144</dc:date>
    <meta:editing-duration>P1DT2H54M19S</meta:editing-duration>
    <meta:editing-cycles>3</meta:editing-cycles>
    <meta:generator>LibreOffice/7.4.5.1$MacOSX_X86_64 LibreOffice_project/9c0871452b3918c1019dde9bfac75448afc4b57f</meta:generator>
    <meta:document-statistic meta:object-count="26"/>
  </office:meta>
</office:document-meta>
</file>